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100000048980406F34EF58C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6a29"/>
    </style:style>
    <style:style style:name="P2" style:family="paragraph" style:parent-style-name="Text_20_body">
      <style:text-properties officeooo:paragraph-rsid="000f04ba"/>
    </style:style>
    <style:style style:name="P3" style:family="paragraph" style:parent-style-name="Text_20_body">
      <style:text-properties officeooo:paragraph-rsid="001e3d4e"/>
    </style:style>
    <style:style style:name="P4" style:family="paragraph" style:parent-style-name="Text_20_body">
      <style:text-properties officeooo:paragraph-rsid="002038cd"/>
    </style:style>
    <style:style style:name="P5" style:family="paragraph" style:parent-style-name="Text_20_body">
      <style:text-properties fo:color="#000000" style:text-position="0% 100%" style:font-name="Liberation Serif" fo:font-size="12pt" style:text-underline-style="none" officeooo:rsid="001a528c" officeooo:paragraph-rsid="001e3d4e" style:font-size-asian="12pt" style:font-size-complex="12pt"/>
    </style:style>
    <style:style style:name="P6" style:family="paragraph" style:parent-style-name="Standard">
      <style:text-properties fo:language="en" fo:country="US" officeooo:rsid="00051d9d" officeooo:paragraph-rsid="00051d9d"/>
    </style:style>
    <style:style style:name="P7" style:family="paragraph" style:parent-style-name="Standard">
      <style:text-properties fo:language="en" fo:country="US" officeooo:rsid="0014d674" officeooo:paragraph-rsid="00051d9d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Heading_20_3">
      <style:text-properties fo:language="en" fo:country="US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a154c"/>
    </style:style>
    <style:style style:name="T3" style:family="text">
      <style:text-properties fo:font-variant="normal" fo:text-transform="none" fo:letter-spacing="normal" fo:font-style="normal" fo:font-weight="normal" officeooo:rsid="002376ac"/>
    </style:style>
    <style:style style:name="T4" style:family="text">
      <style:text-properties fo:font-variant="normal" fo:text-transform="none" fo:letter-spacing="normal" fo:font-style="normal" fo:font-weight="normal" officeooo:rsid="002038cd"/>
    </style:style>
    <style:style style:name="T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letter-spacing="normal" fo:font-style="italic" fo:font-weight="normal" officeooo:rsid="001af079" style:font-style-asian="italic" style:font-style-complex="italic"/>
    </style:style>
    <style:style style:name="T7" style:family="text">
      <style:text-properties fo:font-variant="normal" fo:text-transform="none" fo:letter-spacing="normal" fo:font-style="italic" fo:font-weight="normal" officeooo:rsid="00367141" style:font-style-asian="italic" style:font-style-complex="italic"/>
    </style:style>
    <style:style style:name="T8" style:family="text">
      <style:text-properties style:font-name="Liberation Serif" fo:language="en" fo:country="US"/>
    </style:style>
    <style:style style:name="T9" style:family="text">
      <style:text-properties style:font-name="Liberation Serif" fo:language="en" fo:country="US" officeooo:rsid="00082b04"/>
    </style:style>
    <style:style style:name="T10" style:family="text">
      <style:text-properties style:font-name="Liberation Serif" fo:language="en" fo:country="US" officeooo:rsid="000bc6f0"/>
    </style:style>
    <style:style style:name="T11" style:family="text">
      <style:text-properties style:font-name="Liberation Serif" fo:language="en" fo:country="US" fo:font-style="italic" officeooo:rsid="00082b04" style:font-style-asian="italic" style:font-style-complex="italic"/>
    </style:style>
    <style:style style:name="T12" style:family="text">
      <style:text-properties style:font-name="Liberation Serif" fo:language="en" fo:country="US" fo:font-style="italic" officeooo:rsid="000f04ba" style:font-style-asian="italic" style:font-style-complex="italic"/>
    </style:style>
    <style:style style:name="T13" style:family="text">
      <style:text-properties style:font-name="Liberation Serif" fo:language="en" fo:country="US" fo:font-style="italic" officeooo:rsid="000e6a29" style:font-style-asian="italic" style:font-style-complex="italic"/>
    </style:style>
    <style:style style:name="T14" style:family="text">
      <style:text-properties style:font-name="Liberation Serif" fo:language="en" fo:country="US" officeooo:rsid="000e6a29"/>
    </style:style>
    <style:style style:name="T15" style:family="text">
      <style:text-properties style:font-name="Liberation Serif" fo:language="en" fo:country="US" officeooo:rsid="000f04ba"/>
    </style:style>
    <style:style style:name="T16" style:family="text">
      <style:text-properties style:font-name="Liberation Serif" fo:language="en" fo:country="US" officeooo:rsid="002038cd"/>
    </style:style>
    <style:style style:name="T17" style:family="text">
      <style:text-properties officeooo:rsid="00095477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95477" style:font-style-asian="italic" style:font-style-complex="italic"/>
    </style:style>
    <style:style style:name="T20" style:family="text">
      <style:text-properties fo:font-style="italic" officeooo:rsid="000bab52" style:font-style-asian="italic" style:font-style-complex="italic"/>
    </style:style>
    <style:style style:name="T21" style:family="text">
      <style:text-properties fo:font-style="italic" fo:font-weight="normal" officeooo:rsid="000e6a29" style:font-style-asian="italic" style:font-weight-asian="normal" style:font-style-complex="italic" style:font-weight-complex="normal"/>
    </style:style>
    <style:style style:name="T22" style:family="text">
      <style:text-properties officeooo:rsid="000a69f9"/>
    </style:style>
    <style:style style:name="T23" style:family="text">
      <style:text-properties officeooo:rsid="000bab52"/>
    </style:style>
    <style:style style:name="T24" style:family="text">
      <style:text-properties officeooo:rsid="000e6a29"/>
    </style:style>
    <style:style style:name="T25" style:family="text">
      <style:text-properties officeooo:rsid="000f04ba"/>
    </style:style>
    <style:style style:name="T26" style:family="text">
      <style:text-properties officeooo:rsid="002038c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Introduction</text:h>
      <text:p text:style-name="Text_20_body">This document <text:span text:style-name="T25">explains</text:span> how to use <text:span text:style-name="T18">system2Wiw</text:span> node.</text:p>
      <text:p text:style-name="P2"><text:span text:style-name="T18">system2Wiw</text:span> is <text:span text:style-name="T26">needed</text:span> to reset and <text:span text:style-name="T26">setup</text:span> the communication with <text:span text:style-name="T18">What Is What</text:span>.</text:p>
      <text:h text:style-name="P8" text:outline-level="1">The flow</text:h>
      <text:p text:style-name="P6"><draw:frame draw:style-name="fr1" draw:name="Image1" text:anchor-type="as-char" svg:width="20.003cm" svg:height="1.789cm" draw:z-index="0"><draw:image xlink:href="Pictures/100000000000035100000048980406F34EF58CCC.png" xlink:type="simple" xlink:show="embed" xlink:actuate="onLoad"/></draw:frame></text:p>
      <text:p text:style-name="P7">This flow has been created with node v10.16.0 and Node-RED v0.20.7.</text:p>
      <text:h text:style-name="P9" text:outline-level="3"><text:span text:style-name="T22">Third party d</text:span>ependencies</text:h>
      <text:p text:style-name="P5"><text:span text:style-name="T2">A</text:span><text:span text:style-name="T1"> </text:span><text:span text:style-name="T6">M</text:span><text:span text:style-name="T5">qtt broke</text:span><text:span text:style-name="T1">r </text:span><text:span text:style-name="T3">must</text:span><text:span text:style-name="T1"> be </text:span><text:span text:style-name="T2">running</text:span><text:span text:style-name="T1">. See </text:span><text:span text:style-name="T5">mqtt</text:span><text:span text:style-name="T7">B</text:span><text:span text:style-name="T5">roker</text:span><text:span text:style-name="T1"> </text:span><text:span text:style-name="T4">document</text:span><text:span text:style-name="T1"> for more information.</text:span></text:p>
      <text:h text:style-name="P9" text:outline-level="3">Explanatio<text:span text:style-name="T17">n</text:span></text:h>
      <text:p text:style-name="Text_20_body">This flow <text:span text:style-name="T17">demonstrates how to use </text:span><text:span text:style-name="T19">system2Wiw</text:span><text:span text:style-name="T17"> to reset the</text:span> communication <text:span text:style-name="T17">between </text:span><text:span text:style-name="T19">Node-RED</text:span><text:span text:style-name="T17"> and </text:span><text:span text:style-name="T18">What Is What</text:span>.</text:p>
      <text:h text:style-name="Heading_20_3" text:outline-level="3">First line</text:h>
      <text:p text:style-name="P1"><text:span text:style-name="T23">The </text:span><text:span text:style-name="T20">status</text:span><text:span text:style-name="T23"> node is setup to send a message each time the Mqtt client connection status changes (see </text:span><text:span text:style-name="T20">Node-RED</text:span><text:span text:style-name="T23">’s </text:span><text:span text:style-name="T20">status</text:span><text:span text:style-name="T23"> node documentation for more info).</text:span></text:p>
      <text:p text:style-name="P1"><text:span text:style-name="T24">Each time the connection’s status changes, </text:span><text:span text:style-name="T21">Wiw connected ?</text:span><text:span text:style-name="T24"> checks if Mqtt client is now connected (from the reported status), and if it is the case then it sends a message to </text:span><text:span text:style-name="T18">reset declaration</text:span>, <text:span text:style-name="T24">which contains :</text:span></text:p>
      <text:p text:style-name="Quotations"><text:span text:style-name="Source_20_Text">msg.wiwSystem = {resetCom : true,setLogWhiteList : ["error"]};<text:line-break/>return msg;</text:span></text:p>
      <text:p text:style-name="P4"><text:span text:style-name="Source_20_Text"><text:span text:style-name="T16">Of course this content may vary depending on the application’s needs,</text:span></text:span><text:span text:style-name="Source_20_Text"><text:span text:style-name="T14"> see </text:span></text:span><text:span text:style-name="Source_20_Text"><text:span text:style-name="T13">system2Wiw</text:span></text:span><text:span text:style-name="Source_20_Text"><text:span text:style-name="T14"> Node-RED documentation for more info.</text:span></text:span></text:p>
      <text:p text:style-name="P1"><text:span text:style-name="Source_20_Text"><text:span text:style-name="T8">This message </text:span></text:span><text:span text:style-name="Source_20_Text"><text:span text:style-name="T16">is sent to</text:span></text:span><text:span text:style-name="Source_20_Text"><text:span text:style-name="T8"> </text:span></text:span><text:span text:style-name="Source_20_Text"><text:span text:style-name="T11">system2Wiw</text:span></text:span><text:span text:style-name="Source_20_Text"><text:span text:style-name="T9"> node which </text:span></text:span><text:span text:style-name="Source_20_Text"><text:span text:style-name="T14">transforms it into a </text:span></text:span><text:span text:style-name="Source_20_Text"><text:span text:style-name="T11">What Is What</text:span></text:span><text:span text:style-name="Source_20_Text"><text:span text:style-name="T9"> </text:span></text:span><text:span text:style-name="Source_20_Text"><text:span text:style-name="T14">message </text:span></text:span><text:span text:style-name="Source_20_Text"><text:span text:style-name="T16">subsequently routed</text:span></text:span><text:span text:style-name="Source_20_Text"><text:span text:style-name="T14"> via Mqtt node.</text:span></text:span></text:p>
      <text:h text:style-name="Heading_20_4" text:outline-level="4"><text:span text:style-name="Source_20_Text">Note</text:span></text:h>
      <text:p text:style-name="P3"><text:span text:style-name="Source_20_Text"><text:span text:style-name="T15">Please </text:span></text:span><text:span text:style-name="Source_20_Text"><text:span text:style-name="T10">make sure </text:span></text:span><text:span text:style-name="Source_20_Text"><text:span text:style-name="T15">to use the </text:span></text:span><text:span text:style-name="Source_20_Text"><text:span text:style-name="T16">correct</text:span></text:span><text:span text:style-name="Source_20_Text"><text:span text:style-name="T15"> </text:span></text:span><text:span text:style-name="Source_20_Text"><text:span text:style-name="T12">Mqtt</text:span></text:span><text:span text:style-name="Source_20_Text"><text:span text:style-name="T10"> </text:span></text:span><text:span text:style-name="Source_20_Text"><text:span text:style-name="T15">broker settings in the </text:span></text:span><text:span text:style-name="Source_20_Text"><text:span text:style-name="T12">Mqtt</text:span></text:span><text:span text:style-name="Source_20_Text"><text:span text:style-name="T15"> client setup</text:span></text:span><text:span text:style-name="Source_20_Text"><text:span text:style-name="T10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4:16:52.452000000</meta:creation-date>
    <dc:date>2019-08-23T15:11:25.866000000</dc:date>
    <meta:editing-duration>PT1H31M28S</meta:editing-duration>
    <meta:editing-cycles>16</meta:editing-cycles>
    <meta:generator>LibreOffice/5.3.6.1$Windows_X86_64 LibreOffice_project/686f202eff87ef707079aeb7f485847613344eb7</meta:generator>
    <meta:document-statistic meta:table-count="0" meta:image-count="1" meta:object-count="0" meta:page-count="1" meta:paragraph-count="18" meta:word-count="196" meta:character-count="1206" meta:non-whitespace-character-count="1027"/>
  </office:meta>
</office:document-meta>
</file>